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FMono-Regular" svg:font-family="SFMono-Regular, Consolas, 'Liberation Mono', Menlo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/>
    </style:style>
    <style:style style:name="P3" style:family="paragraph" style:parent-style-name="Preformatted_20_Text">
      <style:paragraph-properties fo:orphans="2" fo:widows="2"/>
    </style:style>
    <style:style style:name="P4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  <style:style style:name="P5" style:family="paragraph" style:parent-style-name="Preformatted_20_Text">
      <style:paragraph-properties fo:break-before="page"/>
      <style:text-properties fo:font-variant="normal" fo:text-transform="none" fo:color="#000000" loext:opacity="100%" fo:letter-spacing="normal" fo:font-style="normal" fo:font-weight="normal"/>
    </style:style>
    <style:style style:name="P6" style:family="paragraph" style:parent-style-name="Standard">
      <style:text-properties officeooo:paragraph-rsid="00132fca"/>
    </style:style>
    <style:style style:name="P7" style:family="paragraph"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text-properties fo:font-size="12pt"/>
    </style:style>
    <style:style style:name="P11" style:family="paragraph">
      <loext:graphic-properties draw:fill="none" draw:fill-color="#ffffff"/>
      <style:paragraph-properties style:writing-mode="lr-tb"/>
      <style:text-properties fo:font-size="12pt"/>
    </style:style>
    <style:style style:name="P12" style:family="paragraph">
      <loext:graphic-properties draw:fill="none" draw:fill-color="#000000"/>
    </style:style>
    <style:style style:name="P13" style:family="paragraph">
      <loext:graphic-properties draw:fill="none" draw:fill-color="#ffffff"/>
      <style:text-properties style:font-name="Calibri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fo:font-style="normal" fo:font-weight="normal"/>
    </style:style>
    <style:style style:name="T3" style:family="text">
      <style:text-properties fo:color="#00a933" loext:opacity="100%"/>
    </style:style>
    <style:style style:name="T4" style:family="text">
      <style:text-properties fo:color="#00a933" loext:opacity="100%" fo:font-style="normal" fo:font-weight="normal"/>
    </style:style>
    <style:style style:name="T5" style:family="text">
      <style:text-properties fo:color="#ff8000" loext:opacity="100%"/>
    </style:style>
    <style:style style:name="T6" style:family="text">
      <style:text-properties fo:color="#ff8000" loext:opacity="100%" fo:font-style="normal" fo:font-weight="normal"/>
    </style:style>
    <style:style style:name="T7" style:family="text">
      <style:text-properties fo:font-style="normal" fo:font-weight="normal"/>
    </style:style>
    <style:style style:name="T8" style:family="text">
      <style:text-properties fo:font-size="12pt"/>
    </style:style>
    <style:style style:name="T9" style:family="text">
      <style:text-properties style:font-name="Calibri"/>
    </style:style>
    <style:style style:name="gr1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1.524cm" fo:min-width="1.92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1.37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1.207cm" fo:min-width="1.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86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5.844cm" fo:min-width="8.70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8.805cm" fo:min-width="6.87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78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1.122cm" fo:min-width="2.45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2.568cm" fo:min-width="5.57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0.642cm" fo:min-width="4.57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57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svg:stroke-width="0.101cm" svg:stroke-color="#000000" draw:marker-start-width="0.503cm" draw:marker-end-width="0.503cm" draw:fill="none" draw:fill-color="#000000" draw:textarea-horizontal-align="justify" draw:textarea-vertical-align="middle" draw:auto-grow-height="false" fo:min-height="0.6cm" fo:min-width="1.89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0.96cm" fo:min-width="6.75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1.75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6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0.79cm" fo:min-width="1.95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0.536cm" fo:min-width="6.86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7.437cm" fo:min-width="6.86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int</text:span> Sortie_servo = 13;</text:p>
      <text:p text:style-name="Standard"><text:span text:style-name="T1">int</text:span> potar = A0;</text:p>
      <text:p text:style-name="Standard"/>
      <text:p text:style-name="Standard"><text:span text:style-name="T1">int</text:span> sensorValue=0;</text:p>
      <text:p text:style-name="Standard"><text:span text:style-name="T1">float</text:span> voltage =0;</text:p>
      <text:p text:style-name="Standard"/>
      <text:p text:style-name="Standard"><text:span text:style-name="T1">float</text:span> Temperature = 0;</text:p>
      <text:p text:style-name="Standard"/>
      <text:p text:style-name="Standard"><text:span text:style-name="T1">long</text:span> Timer = 0;</text:p>
      <text:p text:style-name="Standard"><text:span text:style-name="T1">long</text:span> AncTimer_1 = 0;</text:p>
      <text:p text:style-name="Standard"/>
      <text:p text:style-name="Standard"/>
      <text:p text:style-name="Standard"><text:span text:style-name="T1">void</text:span> <text:span text:style-name="T3">setup</text:span>() {</text:p>
      <text:p text:style-name="Standard"><text:s text:c="2"/><text:span text:style-name="T5">pinMode</text:span>(Sortie_sevo,<text:span text:style-name="T1">OUTPUT</text:span>);</text:p>
      <text:p text:style-name="Standard"><text:s text:c="2"/><text:span text:style-name="T5">pinMode</text:span>(potar,<text:span text:style-name="T1">INPUT</text:span>);</text:p>
      <text:p text:style-name="Standard"><text:s text:c="2"/><text:span text:style-name="T5">Serial.begin</text:span>(9600);</text:p>
      <text:p text:style-name="Standard">}</text:p>
      <text:p text:style-name="Standard"/>
      <text:p text:style-name="Standard"><text:span text:style-name="T1">void</text:span> <text:span text:style-name="T3">loop</text:span>() {</text:p>
      <text:p text:style-name="Standard"><draw:custom-shape text:anchor-type="paragraph" draw:z-index="6" draw:name="Forme5" draw:style-name="gr14" draw:text-style-name="P8" svg:width="6.859cm" svg:height="1.059cm" svg:x="0.097cm" svg:y="0.473cm"><text:p/><draw:enhanced-geometry svg:viewBox="0 0 21600 21600" draw:type="rectangle" draw:enhanced-path="M 0 0 L 21600 0 21600 21600 0 21600 0 0 Z N"/></draw:custom-shape><text:s text:c="2"/></text:p>
      <text:p text:style-name="Standard"><draw:custom-shape text:anchor-type="paragraph" draw:z-index="7" draw:name="Forme6" draw:style-name="gr13" draw:text-style-name="P12" svg:width="1.99cm" svg:height="0.699cm" svg:x="10.469cm" svg:y="0.071cm"><text:p/><draw:enhanced-geometry svg:viewBox="0 0 21600 21600" draw:type="rectangle" draw:enhanced-path="M 0 0 L 21600 0 21600 21600 0 21600 0 0 Z N"/></draw:custom-shape><draw:frame text:anchor-type="paragraph" draw:z-index="8" draw:name="Forme7" draw:style-name="gr12" draw:text-style-name="P9" svg:width="1.927cm" svg:height="0.572cm" svg:x="10.638cm" svg:y="0.198cm"><draw:text-box><text:p>Raphaele</text:p></draw:text-box></draw:frame><draw:line text:anchor-type="paragraph" draw:z-index="9" draw:name="Forme8" draw:style-name="gr1" draw:text-style-name="P7" svg:x1="6.955cm" svg:y1="0.452cm" svg:x2="10.469cm" svg:y2="0.452cm"><text:p/></draw:line><text:s text:c="2"/>sensorValue = <text:span text:style-name="T5">analogRead</text:span>(A0);</text:p>
      <text:p text:style-name="Standard"><text:s text:c="2"/>voltage = sensorValue * (5.0 / 1023.0);</text:p>
      <text:p text:style-name="P6"><draw:custom-shape text:anchor-type="paragraph" draw:z-index="10" draw:name="Forme9" draw:style-name="gr11" draw:text-style-name="P8" svg:width="4.679cm" svg:height="0.742cm" svg:x="-0.072cm" svg:y="0.367cm"><text:p/><draw:enhanced-geometry svg:viewBox="0 0 21600 21600" draw:type="rectangle" draw:enhanced-path="M 0 0 L 21600 0 21600 21600 0 21600 0 0 Z N"/></draw:custom-shape><text:s text:c="2"/></text:p>
      <text:p text:style-name="P6"><draw:polyline text:anchor-type="paragraph" draw:z-index="14" draw:name="Forme13" draw:style-name="gr1" draw:text-style-name="P7" svg:width="6.215cm" svg:height="1.654cm" draw:transform="rotate (-0.282917871748281) translate (4.97170499651469cm -1.04089521471227cm)" svg:viewBox="0 0 6216 1655" draw:points="0,1312 4512,0 5037,1655 6216,1312"><text:p/></draw:polyline>Temperature = voltage*7;</text:p>
      <text:p text:style-name="Standard"><draw:custom-shape text:anchor-type="paragraph" draw:z-index="1" draw:name="Forme1_0" draw:style-name="gr17" draw:text-style-name="P8" svg:width="6.965cm" svg:height="0.636cm" svg:x="-0.157cm" svg:y="0.43cm"><text:p/><draw:enhanced-geometry svg:viewBox="0 0 21600 21600" draw:type="rectangle" draw:enhanced-path="M 0 0 L 21600 0 21600 21600 0 21600 0 0 Z N"/></draw:custom-shape><text:s text:c="3"/></text:p>
      <text:p text:style-name="Standard"><draw:polyline text:anchor-type="paragraph" draw:z-index="4" draw:name="Forme3" draw:style-name="gr1" draw:text-style-name="P7" svg:width="5.269cm" svg:height="1.918cm" draw:transform="rotate (-1.15750235992264) translate (8.29804666321236cm -0.435247833109945cm)" svg:viewBox="0 0 5270 1919" draw:points="0,1628 714,0 5142,1919 5270,1628"><text:p/></draw:polyline><draw:custom-shape text:anchor-type="paragraph" draw:z-index="12" draw:name="Forme11" draw:style-name="gr9" draw:text-style-name="P8" svg:width="2.456cm" svg:height="1.123cm" svg:x="10.575cm" svg:y="0.473cm"><text:p/><draw:enhanced-geometry svg:viewBox="0 0 21600 21600" draw:type="rectangle" draw:enhanced-path="M 0 0 L 21600 0 21600 21600 0 21600 0 0 Z N"/></draw:custom-shape><text:s text:c="2"/>servo(Temperature);</text:p>
      <text:p text:style-name="Standard"><draw:frame text:anchor-type="paragraph" draw:z-index="13" draw:name="Forme12" draw:style-name="gr8" draw:text-style-name="P11" svg:width="2.181cm" svg:height="0.784cm" svg:x="10.956cm" svg:y="0.325cm"><draw:text-box><text:p><text:span text:style-name="T8">Nicolas</text:span></text:p></draw:text-box></draw:frame><text:s text:c="2"/>Timer_2=<text:span text:style-name="T5">micros</text:span>();</text:p>
      <text:p text:style-name="Standard"><draw:custom-shape text:anchor-type="paragraph" draw:z-index="11" draw:name="Forme10_0" draw:style-name="gr10" draw:text-style-name="P8" svg:width="5.673cm" svg:height="2.668cm" svg:x="-0.136cm" svg:y="0.325cm"><text:p/><draw:enhanced-geometry svg:viewBox="0 0 21600 21600" draw:type="rectangle" draw:enhanced-path="M 0 0 L 21600 0 21600 21600 0 21600 0 0 Z N"/></draw:custom-shape><draw:polyline text:anchor-type="paragraph" draw:z-index="15" draw:name="Forme14" draw:style-name="gr1" draw:text-style-name="P7" svg:width="5.3cm" svg:height="1.574cm" draw:transform="rotate (0.316777259236971) translate (5.41784696544004cm 1.29504686417192cm)" svg:viewBox="0 0 5301 1575" draw:points="0,382 3641,1575 4135,0 5301,382"><text:p/></draw:polyline><text:s text:c="2"/></text:p>
      <text:p text:style-name="Standard"><text:s text:c="2"/><text:span text:style-name="T3">if</text:span>(Timer&gt;AncTimer_1+500)</text:p>
      <text:p text:style-name="Standard"><text:s text:c="2"/>{</text:p>
      <text:p text:style-name="Standard"><text:s text:c="5"/><text:span text:style-name="T5">Serial.println</text:span>(Temperature);</text:p>
      <text:p text:style-name="Standard"><text:s text:c="2"/>}</text:p>
      <text:p text:style-name="Standard">}</text:p>
      <text:p text:style-name="Standard"/>
      <text:p text:style-name="Standard"><draw:custom-shape text:anchor-type="paragraph" draw:z-index="0" draw:name="Forme1" draw:style-name="gr18" draw:text-style-name="P8" svg:width="6.965cm" svg:height="7.536cm" svg:x="-0.157cm" svg:y="0.43cm"><text:p/><draw:enhanced-geometry svg:viewBox="0 0 21600 21600" draw:type="rectangle" draw:enhanced-path="M 0 0 L 21600 0 21600 21600 0 21600 0 0 Z N"/></draw:custom-shape><draw:frame text:anchor-type="paragraph" draw:z-index="3" draw:name="Forme2" draw:style-name="gr15" draw:text-style-name="P13" svg:width="5.779cm" svg:height="1.758cm" svg:x="9.114cm" svg:y="0.388cm"><draw:text-box><text:p><text:span text:style-name="T9">Mathieu</text:span></text:p></draw:text-box></draw:frame><draw:custom-shape text:anchor-type="paragraph" draw:z-index="2" draw:name="Forme1_1" draw:style-name="gr16" draw:text-style-name="P8" svg:width="2.054cm" svg:height="0.89cm" svg:x="8.924cm" svg:y="0.24cm"><text:p/><draw:enhanced-geometry svg:viewBox="0 0 21600 21600" draw:type="rectangle" draw:enhanced-path="M 0 0 L 21600 0 21600 21600 0 21600 0 0 Z N"/></draw:custom-shape>/***Fonction*du*servo***/</text:p>
      <text:p text:style-name="Standard"><draw:polyline text:anchor-type="paragraph" draw:z-index="5" draw:name="Forme4" draw:style-name="gr1" draw:text-style-name="P7" svg:width="3.084cm" svg:height="1.554cm" draw:transform="rotate (0.814545161905754) translate (6.63891339680533cm 2.26163662794944cm)" svg:viewBox="0 0 3085 1555" draw:points="0,231 1249,1555 2867,0 3085,231"><text:p/></draw:polyline><text:span text:style-name="T1">void</text:span> servo(<text:span text:style-name="T1">float</text:span> temperature)</text:p>
      <text:p text:style-name="Standard">{</text:p>
      <text:p text:style-name="Standard"><text:s text:c="2"/><text:span text:style-name="T1">float</text:span> tp = (200/7)*temperature+1000;</text:p>
      <text:p text:style-name="Standard"><text:s text:c="2"/></text:p>
      <text:p text:style-name="Standard"><text:s text:c="2"/>Timer=<text:span text:style-name="T5">micros</text:span>();</text:p>
      <text:p text:style-name="Standard"><text:s text:c="2"/><text:span text:style-name="T3">if</text:span> (Timer&gt;AncTimer_1+tp)</text:p>
      <text:p text:style-name="Standard"><text:s text:c="2"/>{</text:p>
      <text:p text:style-name="Standard"><text:s text:c="5"/><text:span text:style-name="T5">digitalWrite</text:span>(Sortie_sevo, <text:span text:style-name="T1">LOW</text:span>);</text:p>
      <text:p text:style-name="Standard"><text:s text:c="2"/>}</text:p>
      <text:p text:style-name="Standard"><text:s text:c="2"/><text:span text:style-name="T3">if</text:span> (Timer&gt;AncTimer_1+20000)</text:p>
      <text:p text:style-name="Standard"><text:s text:c="2"/>{</text:p>
      <text:p text:style-name="Standard"><text:s text:c="5"/><text:span text:style-name="T5">digitalWrite</text:span>(Sortie_sevo, <text:span text:style-name="T1">HIGH</text:span>);</text:p>
      <text:p text:style-name="Standard"><text:s text:c="5"/>AncTimer_1=Timer;</text:p>
      <text:p text:style-name="Standard"><text:s text:c="2"/>}</text:p>
      <text:p text:style-name="Standard">}</text:p>
      <text:p text:style-name="P5"><text:span text:style-name="T1">bool</text:span> B2;</text:p>
      <text:p text:style-name="P1"><text:span text:style-name="T1">float</text:span> pos = 0;</text:p>
      <text:p text:style-name="P1"><text:span text:style-name="T1">long</text:span> ttimer = 0;</text:p>
      <text:p text:style-name="P1"><text:span text:style-name="T1">long</text:span> timer1 = 0;</text:p>
      <text:p text:style-name="P1"><text:span text:style-name="T1">long</text:span> timer2 = 0;</text:p>
      <text:p text:style-name="P1"><text:span text:style-name="T1">long</text:span> timetrans = 0;</text:p>
      <text:p text:style-name="P1"><text:span text:style-name="T1">float</text:span> temp = 0;</text:p>
      <text:p text:style-name="P1"><text:span text:style-name="T1">float</text:span> tension = 0;</text:p>
      <text:p text:style-name="P1"><text:span text:style-name="T1">float</text:span> imagetension =0;</text:p>
      <text:p text:style-name="P1"/>
      <text:p text:style-name="P1"/>
      <text:p text:style-name="P1"><text:span text:style-name="T1">void</text:span> <text:span text:style-name="T3">setup</text:span>()</text:p>
      <text:p text:style-name="P1">{</text:p>
      <text:p text:style-name="P2"><text:s text:c="2"/><text:span text:style-name="T6">pinMode</text:span><text:span text:style-name="T7">(3, INPUT);</text:span></text:p>
      <text:p text:style-name="P2"><text:s text:c="2"/><text:span text:style-name="T6">pinMode</text:span><text:span text:style-name="T7">(11,OUTPUT);</text:span></text:p>
      <text:p text:style-name="P2"><text:s text:c="2"/><text:span text:style-name="T6">Serial.begin</text:span><text:span text:style-name="T7">(9600);</text:span></text:p>
      <text:p text:style-name="P1">}</text:p>
      <text:p text:style-name="P1"/>
      <text:p text:style-name="P1"/>
      <text:p text:style-name="P1"><text:span text:style-name="T1">void</text:span> <text:span text:style-name="T3">loop</text:span>()</text:p>
      <text:p text:style-name="P1">{</text:p>
      <text:p text:style-name="P3"/>
      <text:p text:style-name="P3"><draw:custom-shape text:anchor-type="paragraph" draw:z-index="16" draw:name="Forme15" draw:style-name="gr7" draw:text-style-name="P8" svg:width="6.88cm" svg:height="8.806cm" svg:x="-0.072cm" svg:y="0.152cm"><text:p/><draw:enhanced-geometry svg:viewBox="0 0 21600 21600" draw:type="rectangle" draw:enhanced-path="M 0 0 L 21600 0 21600 21600 0 21600 0 0 Z N"/></draw:custom-shape></text:p>
      <text:p text:style-name="P2"><text:s text:c="2"/><text:span text:style-name="T7">B2 = </text:span><text:span text:style-name="T6">digitalRead</text:span><text:span text:style-name="T7">(3);</text:span></text:p>
      <text:p text:style-name="P2"><text:s text:c="2"/><text:span text:style-name="T4">do</text:span></text:p>
      <text:p text:style-name="P2"><text:s text:c="2"/><text:span text:style-name="T7">{</text:span></text:p>
      <text:p text:style-name="P2"><text:s text:c="4"/><text:span text:style-name="T7">B2 = </text:span><text:span text:style-name="T6">digitalRead</text:span><text:span text:style-name="T7">(3);</text:span></text:p>
      <text:p text:style-name="P2"><text:s text:c="2"/><text:span text:style-name="T7">}</text:span></text:p>
      <text:p text:style-name="P2"><text:s text:c="2"/><text:span text:style-name="T4">while</text:span><text:span text:style-name="T7">(B2 == </text:span><text:span text:style-name="T2">LOW</text:span><text:span text:style-name="T7">);</text:span></text:p>
      <text:p text:style-name="P3"><draw:frame text:anchor-type="paragraph" draw:z-index="18" draw:name="Forme16" draw:style-name="gr5" draw:text-style-name="P9" svg:width="2.52cm" svg:height="0.869cm" svg:x="9.029cm" svg:y="0.355cm"><draw:text-box><text:p>Félix</text:p></draw:text-box></draw:frame><draw:custom-shape text:anchor-type="paragraph" draw:z-index="19" draw:name="Forme17" draw:style-name="gr4" draw:text-style-name="P8" svg:width="1.99cm" svg:height="1.207cm" svg:x="8.648cm" svg:y="0.016cm"><text:p/><draw:enhanced-geometry svg:viewBox="0 0 21600 21600" draw:type="rectangle" draw:enhanced-path="M 0 0 L 21600 0 21600 21600 0 21600 0 0 Z N"/></draw:custom-shape><draw:line text:anchor-type="paragraph" draw:z-index="20" draw:name="Forme18" draw:style-name="gr1" draw:text-style-name="P7" svg:x1="6.807cm" svg:y1="0.397cm" svg:x2="8.649cm" svg:y2="0.418cm"><text:p/></draw:line></text:p>
      <text:p text:style-name="P2"><text:s text:c="2"/><text:span text:style-name="T7">timer1 = </text:span><text:span text:style-name="T6">micros</text:span><text:span text:style-name="T7">();</text:span></text:p>
      <text:p text:style-name="P2"><text:s text:c="2"/><text:span text:style-name="T4">do</text:span></text:p>
      <text:p text:style-name="P2"><text:s text:c="2"/><text:span text:style-name="T7">{</text:span></text:p>
      <text:p text:style-name="P2"><text:s text:c="4"/><text:span text:style-name="T7">B2 = </text:span><text:span text:style-name="T6">digitalRead</text:span><text:span text:style-name="T7">(3);</text:span></text:p>
      <text:p text:style-name="P2"><text:s text:c="2"/><text:span text:style-name="T7">}</text:span></text:p>
      <text:p text:style-name="P2"><text:s text:c="2"/><text:span text:style-name="T4">while</text:span><text:span text:style-name="T7"> (B2 == </text:span><text:span text:style-name="T2">HIGH</text:span><text:span text:style-name="T7">);</text:span></text:p>
      <text:p text:style-name="P2"><text:s text:c="2"/><text:span text:style-name="T7">timer2 = </text:span><text:span text:style-name="T6">micros</text:span><text:span text:style-name="T7">();</text:span></text:p>
      <text:p text:style-name="P3"/>
      <text:p text:style-name="P2"><text:s text:c="2"/><text:span text:style-name="T7">ttimer = timer2 - timer1;</text:span></text:p>
      <text:p text:style-name="P3"/>
      <text:p text:style-name="P3"/>
      <text:p text:style-name="P3"/>
      <text:p text:style-name="P2"><text:s text:c="2"/><text:span text:style-name="T7">ttimer = ttimer - 1000;</text:span></text:p>
      <text:p text:style-name="P2"><text:s text:c="2"/><text:span text:style-name="T7">pos = ttimer * 0.09;</text:span></text:p>
      <text:p text:style-name="P3"><draw:custom-shape text:anchor-type="paragraph" draw:z-index="17" draw:name="Forme15_1" draw:style-name="gr6" draw:text-style-name="P10" svg:width="8.806cm" svg:height="5.943cm" svg:x="-0.072cm" svg:y="0.28cm"><text:p/><draw:enhanced-geometry svg:viewBox="0 0 21600 21600" draw:type="rectangle" draw:enhanced-path="M 0 0 L 21600 0 21600 21600 0 21600 0 0 Z N"/></draw:custom-shape></text:p>
      <text:p text:style-name="P2"><text:s text:c="2"/><text:span text:style-name="T4">if</text:span><text:span text:style-name="T7"> (timer1 = timetrans + 500000)</text:span></text:p>
      <text:p text:style-name="P2"><text:s text:c="2"/><text:span text:style-name="T7">{</text:span></text:p>
      <text:p text:style-name="P3"/>
      <text:p text:style-name="P2"><text:s text:c="4"/><text:span text:style-name="T6">Serial.print</text:span><text:span text:style-name="T7">("pos = ");</text:span></text:p>
      <text:p text:style-name="P2"><draw:custom-shape text:anchor-type="paragraph" draw:z-index="22" draw:name="Forme20" draw:style-name="gr2" draw:text-style-name="P8" svg:width="1.927cm" svg:height="1.525cm" svg:x="10.49cm" svg:y="0.157cm"><text:p/><draw:enhanced-geometry svg:viewBox="0 0 21600 21600" draw:type="rectangle" draw:enhanced-path="M 0 0 L 21600 0 21600 21600 0 21600 0 0 Z N"/></draw:custom-shape><text:s text:c="4"/><text:span text:style-name="T6">Serial.println</text:span><text:span text:style-name="T7">(pos);</text:span></text:p>
      <text:p text:style-name="P2"><draw:frame text:anchor-type="paragraph" draw:z-index="21" draw:name="Forme19" draw:style-name="gr3" draw:text-style-name="P9" svg:width="2.054cm" svg:height="1.377cm" svg:x="10.85cm" svg:y="0.159cm"><draw:text-box><text:p>Eryk</text:p></draw:text-box></draw:frame><draw:line text:anchor-type="paragraph" draw:z-index="23" draw:name="Forme21" draw:style-name="gr1" draw:text-style-name="P7" svg:x1="8.733cm" svg:y1="0.349cm" svg:x2="10.49cm" svg:y2="0.37cm"><text:p/></draw:line><text:s text:c="4"/><text:span text:style-name="T7">temp = (ttimer*7/200) ;</text:span></text:p>
      <text:p text:style-name="P2"><text:s text:c="4"/><text:span text:style-name="T6">Serial.print</text:span><text:span text:style-name="T7">("temp = ");</text:span></text:p>
      <text:p text:style-name="P2"><text:s text:c="4"/><text:span text:style-name="T6">Serial.println</text:span><text:span text:style-name="T7">(temp);</text:span></text:p>
      <text:p text:style-name="P3"/>
      <text:p text:style-name="P2"><text:s text:c="4"/><text:span text:style-name="T7">imagetension = (temp * 1023.0/5.0)/4;</text:span></text:p>
      <text:p text:style-name="P3"/>
      <text:p text:style-name="P2"><text:s text:c="4"/><text:span text:style-name="T6">analogWrite</text:span><text:span text:style-name="T7">(11, imagetension);</text:span></text:p>
      <text:p text:style-name="P2"><text:s text:c="4"/><text:span text:style-name="T7">timetrans = timer1;</text:span></text:p>
      <text:p text:style-name="P2"><text:s text:c="2"/><text:span text:style-name="T7">}</text:span></text:p>
      <text:p text:style-name="P3"/>
      <text:p text:style-name="P4">}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FMono-Regular" svg:font-family="SFMono-Regular, Consolas, 'Liberation Mono', Menlo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9T21:33:23.219000000</meta:creation-date>
    <dc:date>2021-03-09T21:57:42.723000000</dc:date>
    <meta:editing-duration>PT3M18S</meta:editing-duration>
    <meta:editing-cycles>1</meta:editing-cycles>
    <meta:document-statistic meta:table-count="0" meta:image-count="0" meta:object-count="0" meta:page-count="2" meta:paragraph-count="88" meta:word-count="197" meta:character-count="1463" meta:non-whitespace-character-count="1202"/>
    <meta:generator>LibreOffice/7.0.3.1$Windows_X86_64 LibreOffice_project/d7547858d014d4cf69878db179d326fc3483e082</meta:generator>
  </office:meta>
</office:document-meta>
</file>